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3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18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19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0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1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2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24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29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d81c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d81cb"/>
    </style:style>
    <style:style style:name="T8" style:family="text">
      <style:text-properties officeooo:rsid="000f2bd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officeooo:rsid="000ff5a8"/>
    </style:style>
    <style:style style:name="T11" style:family="text">
      <style:text-properties officeooo:rsid="000e80ff"/>
    </style:style>
    <style:style style:name="T12" style:family="text">
      <style:text-properties officeooo:rsid="000f2ecc"/>
    </style:style>
    <style:style style:name="T13" style:family="text">
      <style:text-properties officeooo:rsid="00110295"/>
    </style:style>
    <style:style style:name="T14" style:family="text">
      <style:text-properties officeooo:rsid="0016d64d"/>
    </style:style>
    <style:style style:name="T15" style:family="text">
      <style:text-properties officeooo:rsid="000f99a4"/>
    </style:style>
    <style:style style:name="T16" style:family="text">
      <style:text-properties officeooo:rsid="00101e7f"/>
    </style:style>
    <style:style style:name="T17" style:family="text">
      <style:text-properties officeooo:rsid="0011c8f7"/>
    </style:style>
    <style:style style:name="T18" style:family="text">
      <style:text-properties officeooo:rsid="00215453"/>
    </style:style>
    <style:style style:name="T19" style:family="text">
      <style:text-properties officeooo:rsid="00227165"/>
    </style:style>
    <style:style style:name="T20" style:family="text">
      <style:text-properties officeooo:rsid="001ef826"/>
    </style:style>
    <style:style style:name="T21" style:family="text">
      <style:text-properties officeooo:rsid="0017db68"/>
    </style:style>
    <style:style style:name="T22" style:family="text">
      <style:text-properties officeooo:rsid="001d81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Руководство к языку программирования «nom».</text:p>
      <text:p text:style-name="P3"/>
      <text:p text:style-name="P18">Основные сведения.</text:p>
      <text:p text:style-name="P3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3.5:</text:p>
      <text:p text:style-name="P3"/>
      <text:p text:style-name="P21">nom аргумент1.nom аргумент2.ncp</text:p>
      <text:p text:style-name="P3"/>
      <text:p text:style-name="P3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1">com / .out</text:span> в некоторых других системах).</text:p>
      <text:p text:style-name="P3"/>
      <text:p text:style-name="P4"><text:span text:style-name="T9">Лексемы в nom разделяются на 3 группы:</text:span> </text:p>
      <text:p text:style-name="P4"/>
      <text:p text:style-name="P4"><text:span text:style-name="T9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4"/>
      <text:p text:style-name="P4"><text:span text:style-name="T9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8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4"/>
      <text:p text:style-name="P5"><text:span text:style-name="T9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5"/>
      <text:p text:style-name="P19">Синтаксис языка nom.</text:p>
      <text:p text:style-name="P19"/>
      <text:p text:style-name="P25">Основное правило синтаксиса языка <text:span text:style-name="T1">nom – </text:span>все лексемы разделяются пробелами.</text:p>
      <text:p text:style-name="P5"/>
      <text:p text:style-name="P22">Синтаксис директив и ключевых слов в языке nom:</text:p>
      <text:p text:style-name="P6">Ключевые слова:</text:p>
      <text:p text:style-name="P6">nil<text:tab/>crg<text:tab/>crc<text:tab/>prg<text:tab/>prc<text:tab/>com<text:tab/>put<text:tab/>add <text:tab/>subt<text:tab/><text:span text:style-name="T14">mult<text:tab/>div<text:tab/>cmp</text:span></text:p>
      <text:p text:style-name="P29">push<text:tab/>eject<text:tab/>sum<text:tab/>write</text:p>
      <text:p text:style-name="P6"/>
      <text:p text:style-name="P6">nil – слово-ноль применяется для повышения ясности кода, в ситуациях когда что-либо отсутствует. </text:p>
      <text:p text:style-name="P8">crg – имеет действие аналогичное команде CRG. <text:span text:style-name="T5">В</text:span><text:span text:style-name="T15">ыбор регистра.</text:span></text:p>
      <text:p text:style-name="P8">crc – имеет действие аналогичное команде CRC. <text:span text:style-name="T15">Выбор ячейки.</text:span></text:p>
      <text:p text:style-name="P8">prg – имеет действие аналогичное команде PRG. <text:span text:style-name="T15">Положить данные в нулевую ячейку выбранного регистра.</text:span></text:p>
      <text:p text:style-name="P8">prc – имеет действие аналогичное команде PRC.<text:span text:style-name="T15"> </text:span><text:span text:style-name="T5">П</text:span><text:span text:style-name="T15">оложить данные в <text:s/>выбранную ячейку в выбранный регистр.</text:span></text:p>
      <text:p text:style-name="P8"><text:span text:style-name="T10">com</text:span> – имеет действие аналогичное команде <text:span text:style-name="T10">COM</text:span>. <text:span text:style-name="T16">Использование инструкции с выбранным кодом.</text:span></text:p>
      <text:p text:style-name="P8"><text:soft-page-break/><text:span text:style-name="T10">put </text:span>– имеет действие аналогичное команде <text:span text:style-name="T10">PUT</text:span>. <text:span text:style-name="T16">Вывод значений на экран.</text:span></text:p>
      <text:p text:style-name="P8"><text:span text:style-name="T10">add</text:span> – имеет действие аналогичное команде <text:span text:style-name="T10">ACCADD</text:span>. <text:span text:style-name="T5">У</text:span><text:span text:style-name="T16">величение значения в аккумуляторе на выбранное количество единиц.</text:span></text:p>
      <text:p text:style-name="P8"><text:span text:style-name="T10">subt</text:span> – имеет действие аналогичное команде <text:span text:style-name="T10">ACCSUBT</text:span>. <text:span text:style-name="T5">У</text:span><text:span text:style-name="T16">меньшение значения в аккумуляторе на выбранное количество единиц.</text:span></text:p>
      <text:p text:style-name="P17">mult – имеет действие аналогичное ACCMULT. <text:span text:style-name="T18">Умножение аккумулятора.</text:span></text:p>
      <text:p text:style-name="P17"><text:span text:style-name="T1">d</text:span><text:span text:style-name="T4">iv</text:span> – имеет действие аналогичное ACCDIV. <text:span text:style-name="T19">Деление аккумулятора.</text:span></text:p>
      <text:p text:style-name="P8">c<text:span text:style-name="T10">mp</text:span> – имеет действие аналогичное команде C<text:span text:style-name="T10">MP</text:span>. <text:span text:style-name="T16">Сравнение значений регистров.</text:span></text:p>
      <text:p text:style-name="P27"><text:span text:style-name="T2">i</text:span>nput – имеет действие аналогичное команде INPUT. <text:span text:style-name="T20">Ввод значений с клавиатуры.</text:span></text:p>
      <text:p text:style-name="P29">push – <text:span text:style-name="T4">добавление нового элемента в стек.</text:span></text:p>
      <text:p text:style-name="P29">eject – <text:span text:style-name="T4">извлечение головного элемента из стека.</text:span></text:p>
      <text:p text:style-name="P29">sum – <text:span text:style-name="T4">суммирование всех элементов стека.</text:span></text:p>
      <text:p text:style-name="P29">write – <text:span text:style-name="T4">вывод головного элемента стека.</text:span></text:p>
      <text:p text:style-name="P7"/>
      <text:p text:style-name="P10">Директивы:</text:p>
      <text:p text:style-name="P10">.jump <text:s text:c="3"/><text:span text:style-name="T12">.</text:span>point <text:s text:c="3"/>.deb <text:s text:c="3"/>.main <text:s text:c="3"/>.restart <text:s text:c="3"/>.quit <text:s text:c="3"/>.clear <text:s text:c="3"/>.goback <text:s text:c="3"/>.end</text:p>
      <text:p text:style-name="P10"/>
      <text:p text:style-name="P12">.jump – имеет действие аналогичное команде GJP. <text:span text:style-name="T15">Перейти к JPT с выбранным кодом.</text:span></text:p>
      <text:p text:style-name="P12">.point – имеет действие аналогичное команде JPT. <text:span text:style-name="T17">Создаёт метку.</text:span></text:p>
      <text:p text:style-name="P13">.deb – имеет действие аналогичное команде DEB. <text:span text:style-name="T17">Выводит номер читаемой ячейки памяти.</text:span></text:p>
      <text:p text:style-name="P13">.main – имеет действие аналогичное команде MAIN. <text:span text:style-name="T6">У</text:span><text:span text:style-name="T16">казывает на начало программы.</text:span></text:p>
      <text:p text:style-name="P13">.restart – имеет действие аналогичное команде RESTART. <text:span text:style-name="T16">Начинает исполнение программы сызнова.</text:span></text:p>
      <text:p text:style-name="P13">.<text:span text:style-name="T13">quit </text:span>– имеет действие аналогичное команде <text:span text:style-name="T13">QUIT</text:span>. <text:span text:style-name="T16">Завершает выполнение программы.</text:span></text:p>
      <text:p text:style-name="P13">.<text:span text:style-name="T13">clear </text:span>– имеет действие аналогичное команде <text:span text:style-name="T13">CLEAR</text:span>. <text:span text:style-name="T6">С</text:span><text:span text:style-name="T16">тирает код программы из памяти.</text:span></text:p>
      <text:p text:style-name="P13">.<text:span text:style-name="T13">goback </text:span>– имеет действие аналогичное команде <text:span text:style-name="T13">GOBACK</text:span>. <text:span text:style-name="T16">Возвращает выполнение программы в изначальную точку.</text:span></text:p>
      <text:p text:style-name="P13">.<text:span text:style-name="T13">end </text:span>– имеет действие аналогичное команде <text:span text:style-name="T13">END</text:span>. <text:span text:style-name="T21">Конец программы.</text:span></text:p>
      <text:p text:style-name="P11"/>
      <text:p text:style-name="P9">Флаги:</text:p>
      <text:p text:style-name="P9">_stdi<text:tab/>_stda<text:tab/>_stdc<text:tab/>_cwr<text:tab/>_vwr<text:tab/>_all<text:tab/>_acc<text:tab/>_cacc</text:p>
      <text:p text:style-name="P9">_stdi – указывает на то что данные это число из регистра.</text:p>
      <text:p text:style-name="P9">_stda – указывает на то что данные это адрес из регистра.</text:p>
      <text:p text:style-name="P9">_stdc – указывает на то что данные это символ из регистра.</text:p>
      <text:p text:style-name="P9">_cwr – указывает на то что данные это символ, не связанный с регистром.</text:p>
      <text:p text:style-name="P9">_vwr – указывает на то что данные это число, не связанное с регистром.</text:p>
      <text:p text:style-name="P9">_all – специальный флаг применяемый к .clear.</text:p>
      <text:p text:style-name="P9">_acc – флаг указывающий на то что данные это число из аккумулятора.</text:p>
      <text:p text:style-name="P9">_сacc – флаг указывающий на то что данные это символ из аккумулятора.</text:p>
      <text:p text:style-name="P9">_<text:span text:style-name="T22">num – флаг указывающий на то что данные это число связанное со стеком. </text:span></text:p>
      <text:p text:style-name="P9"><text:span text:style-name="T22">_sym – флаг указывающий на то что данные это символ связанный со стеком.</text:span></text:p>
      <text:p text:style-name="P11"/>
      <text:p text:style-name="P23">Синтаксис программ:</text:p>
      <text:p text:style-name="P14"/>
      <text:p text:style-name="P14">.main – Начало программы</text:p>
      <text:p text:style-name="P14">[основной код программы]</text:p>
      <text:p text:style-name="P14">.end – Конец программы</text:p>
      <text:p text:style-name="P14"/>
      <text:p text:style-name="P14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4"/>
      <text:p text:style-name="P24">Комментарии:</text:p>
      <text:p text:style-name="P24"><text:soft-page-break/></text:p>
      <text:p text:style-name="P15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5"/>
      <text:p text:style-name="P15">* Hi, how are you? *</text:p>
      <text:p text:style-name="P15"/>
      <text:p text:style-name="P15">Компилятор не выдаст ошибки потому что сообщение «Hi, how are you?» обрамляется (*), а значит является комментарием.</text:p>
      <text:p text:style-name="P15"/>
      <text:p text:style-name="P20">Замечания по поводу применения языка nom</text:p>
      <text:p text:style-name="P16"/>
      <text:p text:style-name="P16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08T22:11:23.284000000</dc:date>
    <meta:editing-duration>PT1H5M17S</meta:editing-duration>
    <meta:editing-cycles>12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66" meta:word-count="788" meta:character-count="5592" meta:non-whitespace-character-count="4800"/>
  </office:meta>
</office:document-meta>
</file>